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22.86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61.81mm"/>
    </style:style>
    <style:style style:name="co9" style:family="table-column">
      <style:table-column-properties fo:break-before="auto" style:column-width="83.87mm"/>
    </style:style>
    <style:style style:name="co10" style:family="table-column">
      <style:table-column-properties fo:break-before="auto" style:column-width="63.8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edge-2-edge</text:p>
          </table:table-cell>
          <table:table-cell office:value-type="string" calcext:value-type="string">
            <text:p>#param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les in uni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1 Bounds</text:p>
          </table:table-cell>
          <table:table-cell office:value-type="string" calcext:value-type="string">
            <text:p>P2 Boun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os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 least 5 different tilings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closur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trig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smatic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trig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secant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simplex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 is wrong – final angle is wron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osur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re tiling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wo sides equa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ig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60, 120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os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=1: C: convex (90, 180) ,concave (180, 270 ] <text:s text:c="2"/>90 symmetric</text:p>
          </table:table-cell>
          <table:table-cell office:value-type="string" calcext:value-type="string">
            <text:p>d &gt; 0.2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iro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=120,d=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os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,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oret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=0.5, E=1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i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,29 concave, 30-90 convex, 91-141 concave, 60= symmetri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ecan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e-side and adjacent angle</text:p>
          </table:table-cell>
          <table:table-cell office:value-type="string" calcext:value-type="string">
            <text:p>129-15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can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e-side and adjacent angle</text:p>
          </table:table-cell>
          <table:table-cell office:value-type="string" calcext:value-type="string">
            <text:p>(90 , 180) <text:s/>conve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implex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=(0,0.94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ecant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-side and angle</text:p>
          </table:table-cell>
          <table:table-cell office:value-type="string" calcext:value-type="string">
            <text:p>e= (0, 1) <text:s/>0.5 cm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implex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=[140 .. 158]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mplex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ecant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e-side and angle</text:p>
          </table:table-cell>
          <table:table-cell office:value-type="string" calcext:value-type="string">
            <text:p>91-116 <text:s/>convex , 44-90 concav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ixed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ixed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7:35:04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Wallace</meta:initial-creator>
    <meta:creation-date>2018-03-21T14:56:45.18</meta:creation-date>
    <dc:date>2019-12-01T22:26:05.003000000</dc:date>
    <meta:editing-duration>P10DT8H48M7S</meta:editing-duration>
    <meta:editing-cycles>56</meta:editing-cycles>
    <meta:generator>LibreOffice/6.2.0.3$Windows_X86_64 LibreOffice_project/98c6a8a1c6c7b144ce3cc729e34964b47ce25d62</meta:generator>
    <meta:document-statistic meta:table-count="3" meta:cell-count="174" meta:object-count="0"/>
  </office:meta>
</office:document-meta>
</file>